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563in" fo:margin-left="0.0646in" table:align="left"/>
    </style:style>
    <style:style style:name="Table1.A" style:family="table-column">
      <style:table-column-properties style:column-width="0.7424in"/>
    </style:style>
    <style:style style:name="Table1.B" style:family="table-column">
      <style:table-column-properties style:column-width="1.225in"/>
    </style:style>
    <style:style style:name="Table1.C" style:family="table-column">
      <style:table-column-properties style:column-width="1.3153in"/>
    </style:style>
    <style:style style:name="Table1.D" style:family="table-column">
      <style:table-column-properties style:column-width="1.541in"/>
    </style:style>
    <style:style style:name="Table1.E" style:family="table-column">
      <style:table-column-properties style:column-width="1.0167in"/>
    </style:style>
    <style:style style:name="Table1.F" style:family="table-column">
      <style:table-column-properties style:column-width="1.016in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in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none" fo:border-top="none" fo:border-bottom="0.5pt solid #000000"/>
    </style:style>
    <style:style style:name="Table1.F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none" fo:border-top="none" fo:border-bottom="0.5pt solid #000000"/>
    </style:style>
    <style:style style:name="Table1.F5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2451in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none" fo:border-top="none" fo:border-bottom="0.5pt solid #000000"/>
    </style:style>
    <style:style style:name="Table1.F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none" fo:border-top="none" fo:border-bottom="0.5pt solid #000000"/>
    </style:style>
    <style:style style:name="Table1.F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none" fo:border-top="none" fo:border-bottom="0.5pt solid #000000"/>
    </style:style>
    <style:style style:name="Table1.F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none" fo:border-top="none" fo:border-bottom="0.5pt solid #000000"/>
    </style:style>
    <style:style style:name="Table1.F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D10" style:family="table-cell">
      <style:table-cell-properties fo:padding="0.0382in" fo:border-left="0.5pt solid #000000" fo:border-right="none" fo:border-top="none" fo:border-bottom="0.5pt solid #000000"/>
    </style:style>
    <style:style style:name="Table1.E10" style:family="table-cell">
      <style:table-cell-properties fo:padding="0.0382in" fo:border-left="0.5pt solid #000000" fo:border-right="none" fo:border-top="none" fo:border-bottom="0.5pt solid #000000"/>
    </style:style>
    <style:style style:name="Table1.F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none" fo:border-top="none" fo:border-bottom="0.5pt solid #000000"/>
    </style:style>
    <style:style style:name="Table1.D11" style:family="table-cell">
      <style:table-cell-properties fo:padding="0.0382in" fo:border-left="0.5pt solid #000000" fo:border-right="none" fo:border-top="none" fo:border-bottom="0.5pt solid #000000"/>
    </style:style>
    <style:style style:name="Table1.E11" style:family="table-cell">
      <style:table-cell-properties fo:padding="0.0382in" fo:border-left="0.5pt solid #000000" fo:border-right="none" fo:border-top="none" fo:border-bottom="0.5pt solid #000000"/>
    </style:style>
    <style:style style:name="Table1.F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none" fo:border-top="none" fo:border-bottom="0.5pt solid #000000"/>
    </style:style>
    <style:style style:name="Table1.D12" style:family="table-cell">
      <style:table-cell-properties fo:padding="0.0382in" fo:border-left="0.5pt solid #000000" fo:border-right="none" fo:border-top="none" fo:border-bottom="0.5pt solid #000000"/>
    </style:style>
    <style:style style:name="Table1.E12" style:family="table-cell">
      <style:table-cell-properties fo:padding="0.0382in" fo:border-left="0.5pt solid #000000" fo:border-right="none" fo:border-top="none" fo:border-bottom="0.5pt solid #000000"/>
    </style:style>
    <style:style style:name="Table1.F1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ext_20_body">
      <style:text-properties officeooo:rsid="0019153a" officeooo:paragraph-rsid="0019153a"/>
    </style:style>
    <style:style style:name="P3" style:family="paragraph" style:parent-style-name="Text_20_body">
      <style:paragraph-properties fo:text-align="start" style:justify-single-word="false"/>
      <style:text-properties officeooo:rsid="001b0322" officeooo:paragraph-rsid="001b0322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b0322" officeooo:paragraph-rsid="001b0322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1b0322" officeooo:paragraph-rsid="001ff30f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1ff30f" officeooo:paragraph-rsid="001ff30f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299ac0" officeooo:paragraph-rsid="00299ac0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1b0322" officeooo:paragraph-rsid="001b0322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1c5b51" officeooo:paragraph-rsid="001c5b51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d4998" officeooo:paragraph-rsid="001d4998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20b783" officeooo:paragraph-rsid="0020b783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299ac0" officeooo:paragraph-rsid="00299ac0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023dd6a" officeooo:paragraph-rsid="0023dd6a"/>
    </style:style>
    <style:style style:name="P14" style:family="paragraph" style:parent-style-name="Table_20_Contents">
      <style:paragraph-properties fo:text-align="center" style:justify-single-word="false"/>
      <style:text-properties officeooo:rsid="00259c5e" officeooo:paragraph-rsid="00259c5e"/>
    </style:style>
    <style:style style:name="P15" style:family="paragraph" style:parent-style-name="Table_20_Contents">
      <style:paragraph-properties fo:text-align="center" style:justify-single-word="false"/>
      <style:text-properties officeooo:rsid="00275d2e" officeooo:paragraph-rsid="00275d2e"/>
    </style:style>
    <style:style style:name="P16" style:family="paragraph" style:parent-style-name="Table_20_Contents">
      <style:paragraph-properties fo:text-align="center" style:justify-single-word="false"/>
      <style:text-properties officeooo:rsid="00283fe1" officeooo:paragraph-rsid="00283fe1"/>
    </style:style>
    <style:style style:name="P17" style:family="paragraph" style:parent-style-name="Table_20_Contents">
      <style:paragraph-properties fo:text-align="center" style:justify-single-word="false"/>
      <style:text-properties officeooo:rsid="00299ac0" officeooo:paragraph-rsid="00299ac0"/>
    </style:style>
    <style:style style:name="P18" style:family="paragraph" style:parent-style-name="Table_20_Contents">
      <style:paragraph-properties fo:text-align="center" style:justify-single-word="false"/>
      <style:text-properties officeooo:rsid="002b49b2" officeooo:paragraph-rsid="002b49b2"/>
    </style:style>
    <style:style style:name="P19" style:family="paragraph" style:parent-style-name="Text_20_body">
      <style:paragraph-properties fo:text-align="start" style:justify-single-word="false"/>
      <style:text-properties officeooo:rsid="001d4998" officeooo:paragraph-rsid="001d4998"/>
    </style:style>
    <style:style style:name="P20" style:family="paragraph" style:parent-style-name="Text_20_body">
      <style:paragraph-properties fo:text-align="center" style:justify-single-word="false"/>
      <style:text-properties officeooo:paragraph-rsid="0023dd6a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1b0322" officeooo:paragraph-rsid="001b0322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299ac0" officeooo:paragraph-rsid="00299ac0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line-through-style="solid" style:text-line-through-type="single" fo:font-weight="bold" officeooo:rsid="001b0322" officeooo:paragraph-rsid="001b0322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line-through-style="solid" style:text-line-through-type="single" fo:font-weight="normal" officeooo:rsid="001d4998" officeooo:paragraph-rsid="001d4998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line-through-style="solid" style:text-line-through-type="single" fo:font-weight="normal" officeooo:rsid="002b49b2" officeooo:paragraph-rsid="002b49b2" style:font-weight-asian="normal" style:font-weight-complex="normal"/>
    </style:style>
    <style:style style:name="P26" style:family="paragraph" style:parent-style-name="Heading_20_2">
      <style:paragraph-properties fo:text-align="center" style:justify-single-word="false"/>
      <style:text-properties officeooo:rsid="0018dac8" officeooo:paragraph-rsid="0018dac8"/>
    </style:style>
    <style:style style:name="P27" style:family="paragraph" style:parent-style-name="Heading_20_2">
      <style:paragraph-properties fo:text-align="center" style:justify-single-word="false"/>
      <style:text-properties officeooo:rsid="0019153a" officeooo:paragraph-rsid="0019153a"/>
    </style:style>
    <style:style style:name="P28" style:family="paragraph" style:parent-style-name="Heading_20_2">
      <style:paragraph-properties fo:text-align="center" style:justify-single-word="false"/>
      <style:text-properties officeooo:rsid="0019153a" officeooo:paragraph-rsid="0023dd6a"/>
    </style:style>
    <style:style style:name="P29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275d2e" officeooo:paragraph-rsid="00275d2e"/>
    </style:style>
    <style:style style:name="P30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283fe1" officeooo:paragraph-rsid="00283fe1"/>
    </style:style>
    <style:style style:name="P31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299ac0" officeooo:paragraph-rsid="00299ac0"/>
    </style:style>
    <style:style style:name="P32" style:family="paragraph" style:parent-style-name="Table_20_Contents">
      <style:paragraph-properties fo:text-align="center" style:justify-single-word="false"/>
      <style:text-properties officeooo:rsid="00299ac0" officeooo:paragraph-rsid="00299ac0"/>
    </style:style>
    <style:style style:name="P33" style:family="paragraph" style:parent-style-name="Table_20_Contents">
      <style:paragraph-properties fo:text-align="center" style:justify-single-word="false"/>
      <style:text-properties officeooo:rsid="002e36b7" officeooo:paragraph-rsid="002e36b7"/>
    </style:style>
    <style:style style:name="P34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2e36b7" officeooo:paragraph-rsid="002e36b7"/>
    </style:style>
    <style:style style:name="P35" style:family="paragraph" style:parent-style-name="Table_20_Contents">
      <style:paragraph-properties fo:text-align="center" style:justify-single-word="false"/>
      <style:text-properties officeooo:rsid="002e38e0" officeooo:paragraph-rsid="002e38e0"/>
    </style:style>
    <style:style style:name="P36" style:family="paragraph" style:parent-style-name="Table_20_Contents">
      <style:paragraph-properties fo:text-align="center" style:justify-single-word="false"/>
      <style:text-properties officeooo:rsid="002e3a4b" officeooo:paragraph-rsid="002e3a4b"/>
    </style:style>
    <style:style style:name="T1" style:family="text">
      <style:text-properties officeooo:rsid="001d4998"/>
    </style:style>
    <style:style style:name="T2" style:family="text">
      <style:text-properties officeooo:rsid="001e5cac"/>
    </style:style>
    <style:style style:name="T3" style:family="text">
      <style:text-properties officeooo:rsid="001ff30f"/>
    </style:style>
    <style:style style:name="T4" style:family="text">
      <style:text-properties officeooo:rsid="0023dd6a"/>
    </style:style>
    <style:style style:name="T5" style:family="text">
      <style:text-properties officeooo:rsid="00259c5e"/>
    </style:style>
    <style:style style:name="T6" style:family="text">
      <style:text-properties officeooo:rsid="00275d2e"/>
    </style:style>
    <style:style style:name="T7" style:family="text">
      <style:text-properties officeooo:rsid="00279f59"/>
    </style:style>
    <style:style style:name="T8" style:family="text">
      <style:text-properties officeooo:rsid="00299ac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79f59" style:font-weight-asian="normal" style:font-weight-complex="normal"/>
    </style:style>
    <style:style style:name="T11" style:family="text">
      <style:text-properties officeooo:rsid="002b49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 Preprocessor Test Plan</text:p>
      <text:h text:style-name="P26" text:outline-level="2">Overall Test Plan</text:h>
      <text:p text:style-name="P2">Testing will be conducted with unit and integration tests. I plan to use PyTest for unit testing and to use simulated data for standard and non-standard conditions <text:span text:style-name="T11">for integration tests</text:span>. <text:span text:style-name="T2">Many</text:span> tests will be run via a Github workflow which will catalog results and notify developers of issues before they are merged into the main branch.</text:p>
      <text:h text:style-name="P27" text:outline-level="2">Test Case Descriptions</text:h>
      <text:p text:style-name="P4">PL1.0 Plugin Loading</text:p>
      <text:p text:style-name="P8">PL1.1 System builds packaged plugins</text:p>
      <text:p text:style-name="P9">PL1.1.1 During the build process, unit tests are run (<text:span text:style-name="T8">see PL2.0</text:span>)</text:p>
      <text:p text:style-name="P8">PL1.2 System installs built plugins</text:p>
      <text:p text:style-name="P8">PL1.3 System verifies expected plugins are discovered</text:p>
      <text:p text:style-name="P7">PL2.0 Plugin Unit Tests</text:p>
      <text:p text:style-name="P12">PL2.1 During the build process unit tests are conducted</text:p>
      <text:p text:style-name="P12">PL2.2 Unit tests will use pytest to verify the functionality of core plugin components such as file detection</text:p>
      <text:p text:style-name="P4">FI<text:span text:style-name="T7">1</text:span>.0 File Identification Test</text:p>
      <text:p text:style-name="P3"><text:span text:style-name="T9">FI</text:span><text:span text:style-name="T10">1</text:span><text:span text:style-name="T9">.1 System uses packaged plugin to identify a known-good test file</text:span></text:p>
      <text:p text:style-name="P12">FI1.2 Results from identification tested against expected results</text:p>
      <text:p text:style-name="P4">FE<text:span text:style-name="T7">1</text:span>.0 File Extraction</text:p>
      <text:p text:style-name="P8">FE<text:span text:style-name="T7">1</text:span>.1 System uses a packaged plugin to identify a known-good test file</text:p>
      <text:p text:style-name="P8">FE<text:span text:style-name="T7">1</text:span>.2 System uses a packaged plugin to extract a known-good test file</text:p>
      <text:p text:style-name="P3"><text:span text:style-name="T9">FE</text:span><text:span text:style-name="T10">1</text:span><text:span text:style-name="T9">.3 Resulting file is compared with expected results</text:span></text:p>
      <text:p text:style-name="P4">RE<text:span text:style-name="T7">1</text:span>.0 Recursive/Nested File Extraction</text:p>
      <text:p text:style-name="P3">RE<text:span text:style-name="T7">1</text:span>.1 <text:span text:style-name="T1">System uses a known-good test file to identify and extract a file</text:span></text:p>
      <text:p text:style-name="P19">RE<text:span text:style-name="T7">1</text:span>.2 System detects another compressed file within the original test file and extracts that file</text:p>
      <text:p text:style-name="P19">RE<text:span text:style-name="T7">1</text:span>.3 System decompresses as many files are as contained in the known-good tester</text:p>
      <text:p text:style-name="P19">RE<text:span text:style-name="T7">1</text:span>.4 Resulting files are compared with expected results</text:p>
      <text:p text:style-name="P3"/>
      <text:p text:style-name="P4"><text:soft-page-break/>FIN<text:span text:style-name="T6">1</text:span>.0 File Information</text:p>
      <text:p text:style-name="P10"><text:span text:style-name="T6">FIN1</text:span>.1 System detects an informational plugin being installed</text:p>
      <text:p text:style-name="P10"><text:span text:style-name="T6">FIN1</text:span>.2 System uses an informational plugin to display additional details about a known-bad file (a file which the system cannot identify)</text:p>
      <text:p text:style-name="P10"><text:span text:style-name="T6">FIN1</text:span>.3 Results are compared against expected</text:p>
      <text:p text:style-name="P23"><text:span text:style-name="T5">GH</text:span><text:span text:style-name="T6">1</text:span>.0 Ghidra Plugin Compatibility</text:p>
      <text:p text:style-name="P24"><text:span text:style-name="T6">GH1</text:span>.1 A Ghidra plugin containing the preprocessor can be successfully installed into the latest public release of Ghidra (v12.0.2)</text:p>
      <text:p text:style-name="P24"><text:span text:style-name="T6">GH1</text:span>.2 The plugin can be used to identify and extract a file which can then be loaded into Ghidra</text:p>
      <text:p text:style-name="P24"><text:span text:style-name="T6">GH1</text:span>.3 Ghidra is able to successfully decompile the program</text:p>
      <text:p text:style-name="P23"><text:span text:style-name="T5">BN</text:span><text:span text:style-name="T6">1</text:span>.0 Binary Ninja Plugin Compatibility</text:p>
      <text:p text:style-name="P24"><text:span text:style-name="T6">BN1</text:span>.1 <text:span text:style-name="T11">A Binary Ninja plugin containing the preprocessor can be successfully installed into the latest public release of Binary Ninja (v5.2 ‘IO’)</text:span></text:p>
      <text:p text:style-name="P25">BN1.2 The plugin can be used to identify and extract a file which can be loaded into Binary Ninja</text:p>
      <text:p text:style-name="P25">BN1.3 Binary Ninja is able to decompile the compressed program</text:p>
      <text:p text:style-name="P23"><text:span text:style-name="T5">IDA</text:span><text:span text:style-name="T6">1</text:span>.0 IDA Pro Plugin Compatibility</text:p>
      <text:p text:style-name="P25">IDA1.1 An IDA Pro plugin containing the preprocessor can be successfully installed into the latest public release of IDA Pro (v9.0)</text:p>
      <text:p text:style-name="P25">IDA1.2 The plugin can be used to identify and extract a file which can then be loaded into IDA</text:p>
      <text:p text:style-name="P25">IDA1.3 IDA is able to decompile the compressed program</text:p>
      <text:p text:style-name="P5"><text:span text:style-name="T3">UN</text:span><text:span text:style-name="T6">1</text:span><text:span text:style-name="T3">.0 Uncompressed File</text:span></text:p>
      <text:p text:style-name="P11">UN<text:span text:style-name="T6">1</text:span>.1 Provide the system with a normal, uncompressed file</text:p>
      <text:p text:style-name="P11">UN<text:span text:style-name="T6">1</text:span>.2 Verify the system recognizes that this file is not an error condition</text:p>
      <text:p text:style-name="P6">CR<text:span text:style-name="T6">1</text:span> Corrupt Archive</text:p>
      <text:p text:style-name="P11">UN1.1 Provide the system with a corrupted archive</text:p>
      <text:p text:style-name="P11">UN1.2 Verify the system recognizes that it cannot extract the file and registers it as an error</text:p>
      <text:p text:style-name="P11"/>
      <text:p text:style-name="P11"/>
      <text:p text:style-name="P11"/>
      <text:h text:style-name="P28" text:outline-level="2"><text:soft-page-break/>Test Case <text:span text:style-name="T4">Matrix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Test Case</text:p>
          </table:table-cell>
          <table:table-cell table:style-name="Table1.A1" office:value-type="string">
            <text:p text:style-name="P13">Normal/Abnormal</text:p>
          </table:table-cell>
          <table:table-cell table:style-name="Table1.A1" office:value-type="string">
            <text:p text:style-name="P13">Blackbox/Whitebox</text:p>
          </table:table-cell>
          <table:table-cell table:style-name="Table1.A1" office:value-type="string">
            <text:p text:style-name="P13">Functional/Performance</text:p>
          </table:table-cell>
          <table:table-cell table:style-name="Table1.A1" office:value-type="string">
            <text:p text:style-name="P13">Unit/Integration</text:p>
          </table:table-cell>
          <table:table-cell table:style-name="Table1.F1" office:value-type="string">
            <text:p text:style-name="P33">Result</text:p>
          </table:table-cell>
        </table:table-row>
        <table:table-row>
          <table:table-cell table:style-name="Table1.A2" office:value-type="string">
            <text:p text:style-name="P13">PL1</text:p>
          </table:table-cell>
          <table:table-cell table:style-name="Table1.B2" office:value-type="string">
            <text:p text:style-name="P16">Normal</text:p>
          </table:table-cell>
          <table:table-cell table:style-name="Table1.C2" office:value-type="string">
            <text:p text:style-name="P17">Blackbox</text:p>
          </table:table-cell>
          <table:table-cell table:style-name="Table1.D2" office:value-type="string">
            <text:p text:style-name="P17">Functional</text:p>
          </table:table-cell>
          <table:table-cell table:style-name="Table1.E2" office:value-type="string">
            <text:p text:style-name="P17">Integration</text:p>
          </table:table-cell>
          <table:table-cell table:style-name="Table1.F2" office:value-type="string">
            <text:p text:style-name="P35">PASS</text:p>
          </table:table-cell>
        </table:table-row>
        <table:table-row table:style-name="Table1.3">
          <table:table-cell table:style-name="Table1.A2" office:value-type="string">
            <text:p text:style-name="P17">PL2</text:p>
          </table:table-cell>
          <table:table-cell table:style-name="Table1.B2" office:value-type="string">
            <text:p text:style-name="P17">Normal</text:p>
          </table:table-cell>
          <table:table-cell table:style-name="Table1.C3" office:value-type="string">
            <text:p text:style-name="P18">Whitebox</text:p>
          </table:table-cell>
          <table:table-cell table:style-name="Table1.D3" office:value-type="string">
            <text:p text:style-name="P17">Functional</text:p>
          </table:table-cell>
          <table:table-cell table:style-name="Table1.E3" office:value-type="string">
            <text:p text:style-name="P17">Unit</text:p>
          </table:table-cell>
          <table:table-cell table:style-name="Table1.F3" office:value-type="string">
            <text:p text:style-name="P35">PASS</text:p>
          </table:table-cell>
        </table:table-row>
        <table:table-row>
          <table:table-cell table:style-name="Table1.A2" office:value-type="string">
            <text:p text:style-name="P14">FI1</text:p>
          </table:table-cell>
          <table:table-cell table:style-name="Table1.B2" office:value-type="string">
            <text:p text:style-name="P16">Normal</text:p>
          </table:table-cell>
          <table:table-cell table:style-name="Table1.C4" office:value-type="string">
            <text:p text:style-name="P17">Blackbox</text:p>
          </table:table-cell>
          <table:table-cell table:style-name="Table1.D4" office:value-type="string">
            <text:p text:style-name="P17">Functional</text:p>
          </table:table-cell>
          <table:table-cell table:style-name="Table1.E4" office:value-type="string">
            <text:p text:style-name="P17">Integration</text:p>
          </table:table-cell>
          <table:table-cell table:style-name="Table1.F4" office:value-type="string">
            <text:p text:style-name="P35">PASS</text:p>
          </table:table-cell>
        </table:table-row>
        <table:table-row>
          <table:table-cell table:style-name="Table1.A2" office:value-type="string">
            <text:p text:style-name="P14">FE1</text:p>
          </table:table-cell>
          <table:table-cell table:style-name="Table1.B2" office:value-type="string">
            <text:p text:style-name="P16">Normal</text:p>
          </table:table-cell>
          <table:table-cell table:style-name="Table1.C5" office:value-type="string">
            <text:p text:style-name="P17">Blackbox</text:p>
          </table:table-cell>
          <table:table-cell table:style-name="Table1.D5" office:value-type="string">
            <text:p text:style-name="P17">Functional</text:p>
          </table:table-cell>
          <table:table-cell table:style-name="Table1.E5" office:value-type="string">
            <text:p text:style-name="P17">Integration</text:p>
          </table:table-cell>
          <table:table-cell table:style-name="Table1.F5" office:value-type="string">
            <text:p text:style-name="P35">PASS</text:p>
          </table:table-cell>
        </table:table-row>
        <table:table-row table:style-name="Table1.6">
          <table:table-cell table:style-name="Table1.A2" office:value-type="string">
            <text:p text:style-name="P14">RE1</text:p>
          </table:table-cell>
          <table:table-cell table:style-name="Table1.B2" office:value-type="string">
            <text:p text:style-name="P16">Normal</text:p>
          </table:table-cell>
          <table:table-cell table:style-name="Table1.C6" office:value-type="string">
            <text:p text:style-name="P17">Blackbox</text:p>
          </table:table-cell>
          <table:table-cell table:style-name="Table1.D6" office:value-type="string">
            <text:p text:style-name="P17">Functional</text:p>
          </table:table-cell>
          <table:table-cell table:style-name="Table1.E6" office:value-type="string">
            <text:p text:style-name="P17">Integration</text:p>
          </table:table-cell>
          <table:table-cell table:style-name="Table1.F6" office:value-type="string">
            <text:p text:style-name="P35">PASS</text:p>
          </table:table-cell>
        </table:table-row>
        <table:table-row>
          <table:table-cell table:style-name="Table1.A2" office:value-type="string">
            <text:p text:style-name="P14">FIN1</text:p>
          </table:table-cell>
          <table:table-cell table:style-name="Table1.B2" office:value-type="string">
            <text:p text:style-name="P16">Normal</text:p>
          </table:table-cell>
          <table:table-cell table:style-name="Table1.C7" office:value-type="string">
            <text:p text:style-name="P17">Blackbox</text:p>
          </table:table-cell>
          <table:table-cell table:style-name="Table1.D7" office:value-type="string">
            <text:p text:style-name="P17">Functional</text:p>
          </table:table-cell>
          <table:table-cell table:style-name="Table1.E7" office:value-type="string">
            <text:p text:style-name="P17">Integration</text:p>
          </table:table-cell>
          <table:table-cell table:style-name="Table1.F7" office:value-type="string">
            <text:p text:style-name="P35">PASS</text:p>
          </table:table-cell>
        </table:table-row>
        <table:table-row>
          <table:table-cell table:style-name="Table1.A2" office:value-type="string">
            <text:p text:style-name="P29">GH1</text:p>
          </table:table-cell>
          <table:table-cell table:style-name="Table1.B2" office:value-type="string">
            <text:p text:style-name="P30">Normal</text:p>
          </table:table-cell>
          <table:table-cell table:style-name="Table1.C8" office:value-type="string">
            <text:p text:style-name="P31">Blackbox</text:p>
          </table:table-cell>
          <table:table-cell table:style-name="Table1.D8" office:value-type="string">
            <text:p text:style-name="P31">Functional</text:p>
          </table:table-cell>
          <table:table-cell table:style-name="Table1.E8" office:value-type="string">
            <text:p text:style-name="P31">Integration</text:p>
          </table:table-cell>
          <table:table-cell table:style-name="Table1.F8" office:value-type="string">
            <text:p text:style-name="P34">n/a</text:p>
          </table:table-cell>
        </table:table-row>
        <table:table-row>
          <table:table-cell table:style-name="Table1.A2" office:value-type="string">
            <text:p text:style-name="P29">BN1</text:p>
          </table:table-cell>
          <table:table-cell table:style-name="Table1.B2" office:value-type="string">
            <text:p text:style-name="P30">Normal</text:p>
          </table:table-cell>
          <table:table-cell table:style-name="Table1.C9" office:value-type="string">
            <text:p text:style-name="P31">Blackbox</text:p>
          </table:table-cell>
          <table:table-cell table:style-name="Table1.D9" office:value-type="string">
            <text:p text:style-name="P31">Functional</text:p>
          </table:table-cell>
          <table:table-cell table:style-name="Table1.E9" office:value-type="string">
            <text:p text:style-name="P31">Integration</text:p>
          </table:table-cell>
          <table:table-cell table:style-name="Table1.F9" office:value-type="string">
            <text:p text:style-name="P34">n/a</text:p>
          </table:table-cell>
        </table:table-row>
        <table:table-row>
          <table:table-cell table:style-name="Table1.A2" office:value-type="string">
            <text:p text:style-name="P29">IDA1</text:p>
          </table:table-cell>
          <table:table-cell table:style-name="Table1.B2" office:value-type="string">
            <text:p text:style-name="P30">Normal</text:p>
          </table:table-cell>
          <table:table-cell table:style-name="Table1.C10" office:value-type="string">
            <text:p text:style-name="P31">Blackbox</text:p>
          </table:table-cell>
          <table:table-cell table:style-name="Table1.D10" office:value-type="string">
            <text:p text:style-name="P31">Functional</text:p>
          </table:table-cell>
          <table:table-cell table:style-name="Table1.E10" office:value-type="string">
            <text:p text:style-name="P31">Integration</text:p>
          </table:table-cell>
          <table:table-cell table:style-name="Table1.F10" office:value-type="string">
            <text:p text:style-name="P34">n/a</text:p>
          </table:table-cell>
        </table:table-row>
        <table:table-row>
          <table:table-cell table:style-name="Table1.A2" office:value-type="string">
            <text:p text:style-name="P15">UN1</text:p>
          </table:table-cell>
          <table:table-cell table:style-name="Table1.B2" office:value-type="string">
            <text:p text:style-name="P16">Abnormal</text:p>
          </table:table-cell>
          <table:table-cell table:style-name="Table1.C11" office:value-type="string">
            <text:p text:style-name="P17">Blackbox</text:p>
          </table:table-cell>
          <table:table-cell table:style-name="Table1.D11" office:value-type="string">
            <text:p text:style-name="P17">Functional</text:p>
          </table:table-cell>
          <table:table-cell table:style-name="Table1.E11" office:value-type="string">
            <text:p text:style-name="P17">Integration</text:p>
          </table:table-cell>
          <table:table-cell table:style-name="Table1.F11" office:value-type="string">
            <text:p text:style-name="P17"/>
          </table:table-cell>
        </table:table-row>
        <table:table-row>
          <table:table-cell table:style-name="Table1.A12" office:value-type="string">
            <text:p text:style-name="P15">CR1</text:p>
          </table:table-cell>
          <table:table-cell table:style-name="Table1.B12" office:value-type="string">
            <text:p text:style-name="P16">Abnormal</text:p>
          </table:table-cell>
          <table:table-cell table:style-name="Table1.C12" office:value-type="string">
            <text:p text:style-name="P17">Blackbox</text:p>
          </table:table-cell>
          <table:table-cell table:style-name="Table1.D12" office:value-type="string">
            <text:p text:style-name="P17">Functional</text:p>
          </table:table-cell>
          <table:table-cell table:style-name="Table1.E12" office:value-type="string">
            <text:p text:style-name="P17">Integration</text:p>
          </table:table-cell>
          <table:table-cell table:style-name="Table1.F12" office:value-type="string">
            <text:p text:style-name="P36">PASS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2:41:36.584056223</meta:creation-date>
    <meta:generator>LibreOffice/24.2.7.2$Linux_X86_64 LibreOffice_project/420$Build-2</meta:generator>
    <dc:date>2026-04-02T18:05:09.642585701</dc:date>
    <meta:editing-duration>PT9H43M51S</meta:editing-duration>
    <meta:editing-cycles>20</meta:editing-cycles>
    <meta:document-statistic meta:table-count="1" meta:image-count="0" meta:object-count="0" meta:page-count="3" meta:paragraph-count="118" meta:word-count="566" meta:character-count="3625" meta:non-whitespace-character-count="3177"/>
  </office:meta>
</office:document-meta>
</file>